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3360" officeooo:paragraph-rsid="00023360"/>
    </style:style>
    <style:style style:name="P2" style:family="paragraph" style:parent-style-name="Standard">
      <style:text-properties officeooo:rsid="00040e14" officeooo:paragraph-rsid="00040e14"/>
    </style:style>
    <style:style style:name="P3" style:family="paragraph" style:parent-style-name="Standard">
      <style:text-properties officeooo:rsid="00044ef5" officeooo:paragraph-rsid="00044ef5"/>
    </style:style>
    <style:style style:name="T1" style:family="text">
      <style:text-properties officeooo:rsid="00044e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askubuntu.com/questions/900794/virtualbox-rtr3initex-failed-with-rc-1912-rc-1912" text:style-name="Internet_20_link" text:visited-style-name="Visited_20_Internet_20_Link">https://askubuntu.com/questions/900794/virtualbox-rtr3initex-failed-with-rc-1912-rc-1912</text:a></text:p>
      <text:p text:style-name="P1"/>
      <text:p text:style-name="P1">above link virtual box related :</text:p>
      <text:p text:style-name="P1"/>
      <text:p text:style-name="P2">apache-maven-3.5.4</text:p>
      <text:p text:style-name="P2"/>
      <text:p text:style-name="P2">apache-tomcat-8.5.31</text:p>
      <text:p text:style-name="P2">jdk1.8.0_171<text:span text:style-name="T1">\</text:span></text:p>
      <text:p text:style-name="P2"/>
      <text:p text:style-name="P3">vm ware installion in linux: https://websiteforstudents.com/install-vmware-workstation-player-on-ubuntu-16-04-17-10-18-04-desktop/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11:15:00.427085158</meta:creation-date>
    <dc:date>2018-06-28T11:11:31.517633502</dc:date>
    <meta:editing-duration>P1DT17H13M1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16" meta:character-count="301" meta:non-whitespace-character-count="291"/>
  </office:meta>
</office:document-meta>
</file>